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57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Nr</text:p>
          </table:table-cell>
          <table:table-cell office:value-type="string" table:style-name="ce2">
            <text:p>Rodzaj ryzyka</text:p>
          </table:table-cell>
          <table:table-cell office:value-type="string" table:style-name="ce3">
            <text:p>Waga (A) 1-16</text:p>
          </table:table-cell>
          <table:table-cell office:value-type="string" table:style-name="ce3">
            <text:p>Prawdopodobieśtwo ryzyka (B) (1-4)</text:p>
          </table:table-cell>
          <table:table-cell office:value-type="string" table:style-name="ce3">
            <text:p>Stopien ryzyka (A*B)</text:p>
          </table:table-cell>
          <table:table-cell office:value-type="string" table:style-name="ce3">
            <text:p>Działania minimalizujące ryzyko</text:p>
          </table:table-cell>
          <table:table-cell office:value-type="string" table:style-name="ce3">
            <text:p>Waga (A) (1-16)</text:p>
          </table:table-cell>
          <table:table-cell office:value-type="string" table:style-name="ce3">
            <text:p>Prawdopodobieśtwo ryzyka (B) (1-4)</text:p>
          </table:table-cell>
          <table:table-cell office:value-type="string" table:style-name="ce3">
            <text:p>Stopien ryzyka (A*B)</text:p>
          </table:table-cell>
          <table:table-cell table:number-columns-repeated="16375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number-columns-spanned="8" table:number-rows-spanned="1" table:style-name="ce6">
            <text:p>Ryzyko projektu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float" office:value="1.1000000000000001" table:style-name="ce4">
            <text:p>1,1</text:p>
          </table:table-cell>
          <table:table-cell office:value-type="string" table:style-name="ce5">
            <text:p>Dokumentacja instalacyjna nie będzie dostarczona z pakietami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number-rows-repeated="10485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15</meta:generator>
    <dc:title/>
    <dc:description/>
    <dc:subject/>
    <meta:initial-creator>Mateusz Dubiel</meta:initial-creator>
    <dc:creator>Mateusz Dubiel</dc:creator>
    <meta:creation-date>2025-03-21T08:03:56Z</meta:creation-date>
    <dc:date>2025-03-21T08:10:04Z</dc:date>
  </office:meta>
</office:document-meta>
</file>